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45f93a" officeooo:paragraph-rsid="0345f93a"/>
    </style:style>
    <style:style style:name="P6" style:family="paragraph" style:parent-style-name="Text_20_body">
      <style:text-properties officeooo:rsid="03493f03" officeooo:paragraph-rsid="03493f03"/>
    </style:style>
    <style:style style:name="P7" style:family="paragraph" style:parent-style-name="Text_20_body">
      <style:text-properties officeooo:rsid="034a5413" officeooo:paragraph-rsid="034a5413"/>
    </style:style>
    <style:style style:name="P8" style:family="paragraph" style:parent-style-name="Text_20_body">
      <style:text-properties officeooo:rsid="034f44d9" officeooo:paragraph-rsid="034f44d9"/>
    </style:style>
    <style:style style:name="P9" style:family="paragraph" style:parent-style-name="Text_20_body">
      <style:text-properties officeooo:rsid="03638b56" officeooo:paragraph-rsid="03638b56"/>
    </style:style>
    <style:style style:name="P10" style:family="paragraph" style:parent-style-name="Text_20_body">
      <style:text-properties officeooo:rsid="036f5050" officeooo:paragraph-rsid="037833cb"/>
    </style:style>
    <style:style style:name="P11" style:family="paragraph" style:parent-style-name="Text_20_body">
      <style:text-properties fo:font-style="italic" officeooo:rsid="0379fe59" officeooo:paragraph-rsid="0379fe59" style:font-style-asian="italic" style:font-style-complex="italic"/>
    </style:style>
    <style:style style:name="P12" style:family="paragraph" style:parent-style-name="Text_20_body">
      <style:text-properties fo:font-style="italic" officeooo:rsid="03aefb6b" officeooo:paragraph-rsid="03dd367e" style:font-style-asian="italic" style:font-style-complex="italic"/>
    </style:style>
    <style:style style:name="P13" style:family="paragraph" style:parent-style-name="Text_20_body">
      <style:text-properties fo:font-weight="normal" officeooo:rsid="0381852f" officeooo:paragraph-rsid="0381852f" style:font-weight-asian="normal" style:font-weight-complex="normal"/>
    </style:style>
    <style:style style:name="P14" style:family="paragraph" style:parent-style-name="Text_20_body">
      <style:text-properties fo:font-weight="normal" officeooo:rsid="0381852f" officeooo:paragraph-rsid="03a67ea7" style:font-weight-asian="normal" style:font-weight-complex="normal"/>
    </style:style>
    <style:style style:name="P15" style:family="paragraph" style:parent-style-name="Text_20_body">
      <style:text-properties officeooo:rsid="036fa10c" officeooo:paragraph-rsid="037833cb"/>
    </style:style>
    <style:style style:name="P16" style:family="paragraph" style:parent-style-name="Text_20_body">
      <style:text-properties officeooo:rsid="037c4cf2" officeooo:paragraph-rsid="0392904b"/>
    </style:style>
    <style:style style:name="P17" style:family="paragraph" style:parent-style-name="Text_20_body">
      <style:text-properties fo:font-weight="bold" officeooo:rsid="037f490d" officeooo:paragraph-rsid="0392904b" style:font-weight-asian="bold" style:font-weight-complex="bold"/>
    </style:style>
    <style:style style:name="P18" style:family="paragraph" style:parent-style-name="Text_20_body">
      <style:text-properties officeooo:rsid="036ae1ec" officeooo:paragraph-rsid="036ae1ec"/>
    </style:style>
    <style:style style:name="P19" style:family="paragraph" style:parent-style-name="Text_20_body">
      <style:text-properties officeooo:rsid="0359545c" officeooo:paragraph-rsid="0359545c"/>
    </style:style>
    <style:style style:name="P20" style:family="paragraph" style:parent-style-name="Text_20_body">
      <style:text-properties officeooo:rsid="03b31919" officeooo:paragraph-rsid="03b31919"/>
    </style:style>
    <style:style style:name="P21" style:family="paragraph" style:parent-style-name="Text_20_body">
      <style:text-properties officeooo:paragraph-rsid="03c68710"/>
    </style:style>
    <style:style style:name="P22" style:family="paragraph" style:parent-style-name="Text_20_body">
      <style:text-properties officeooo:rsid="0365891b" officeooo:paragraph-rsid="03c68710"/>
    </style:style>
    <style:style style:name="P23" style:family="paragraph" style:parent-style-name="Text_20_body">
      <style:text-properties officeooo:rsid="03cbfde5" officeooo:paragraph-rsid="03ceaf92"/>
    </style:style>
    <style:style style:name="P24" style:family="paragraph" style:parent-style-name="Text_20_body">
      <style:text-properties officeooo:rsid="03ceaf92" officeooo:paragraph-rsid="03cf6b6e"/>
    </style:style>
    <style:style style:name="P25" style:family="paragraph" style:parent-style-name="Text_20_body">
      <style:text-properties officeooo:rsid="03d91e39" officeooo:paragraph-rsid="03d91e39"/>
    </style:style>
    <style:style style:name="P26" style:family="paragraph" style:parent-style-name="Text_20_body">
      <style:text-properties officeooo:rsid="03851cd3" officeooo:paragraph-rsid="03dd367e"/>
    </style:style>
    <style:style style:name="P27" style:family="paragraph" style:parent-style-name="Text_20_body">
      <style:text-properties officeooo:rsid="038c3107" officeooo:paragraph-rsid="03dd367e"/>
    </style:style>
    <style:style style:name="P28" style:family="paragraph" style:parent-style-name="Text_20_body">
      <style:text-properties officeooo:rsid="03a29a33" officeooo:paragraph-rsid="03dd367e"/>
    </style:style>
    <style:style style:name="P29" style:family="paragraph" style:parent-style-name="Text_20_body">
      <style:text-properties officeooo:rsid="03b005d3" officeooo:paragraph-rsid="03dd367e"/>
    </style:style>
    <style:style style:name="P30" style:family="paragraph" style:parent-style-name="Text_20_body">
      <style:text-properties officeooo:rsid="03b12d5b" officeooo:paragraph-rsid="03dd367e"/>
    </style:style>
    <style:style style:name="P31" style:family="paragraph" style:parent-style-name="Text_20_body">
      <style:text-properties officeooo:rsid="03b43fbd" officeooo:paragraph-rsid="03dd367e"/>
    </style:style>
    <style:style style:name="P32" style:family="paragraph" style:parent-style-name="Text_20_body">
      <style:text-properties officeooo:rsid="03a404d1" officeooo:paragraph-rsid="03dd367e"/>
    </style:style>
    <style:style style:name="P33" style:family="paragraph" style:parent-style-name="Text_20_body">
      <style:text-properties officeooo:rsid="03b5f5c9" officeooo:paragraph-rsid="03dd367e"/>
    </style:style>
    <style:style style:name="P34" style:family="paragraph" style:parent-style-name="Text_20_body">
      <style:text-properties officeooo:rsid="03baa389" officeooo:paragraph-rsid="03dd367e"/>
    </style:style>
    <style:style style:name="P35"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36"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37"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38"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39" style:family="paragraph" style:parent-style-name="Standard">
      <style:paragraph-properties fo:margin-top="0in" fo:margin-bottom="0.0181in" loext:contextual-spacing="false" fo:text-align="start" style:justify-single-word="false" style:writing-mode="lr-tb"/>
      <style:text-properties style:use-window-font-color="true" style:font-name="Droid Sans Mono" fo:font-size="10.5pt" fo:font-weight="normal" officeooo:rsid="035f4873" officeooo:paragraph-rsid="03d1f9cd" fo:background-color="transparent" style:font-weight-asian="normal" style:font-weight-complex="normal"/>
    </style:style>
    <style:style style:name="P40"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41"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42"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d1f9cd" style:font-weight-asian="normal" style:font-weight-complex="normal"/>
    </style:style>
    <style:style style:name="P43"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d54e60" style:font-weight-asian="normal" style:font-weight-complex="normal"/>
    </style:style>
    <style:style style:name="P44" style:family="paragraph" style:parent-style-name="Text_20_body">
      <style:paragraph-properties fo:margin-top="0in" fo:margin-bottom="0.0181in" loext:contextual-spacing="false" fo:text-align="end" style:justify-single-word="false" style:writing-mode="rl-tb"/>
      <style:text-properties fo:font-weight="normal" officeooo:rsid="035f4873" officeooo:paragraph-rsid="03d1f9cd" style:font-weight-asian="normal" style:font-weight-complex="normal"/>
    </style:style>
    <style:style style:name="P45" style:family="paragraph" style:parent-style-name="Text_20_body">
      <style:paragraph-properties fo:margin-top="0in" fo:margin-bottom="0.0181in" loext:contextual-spacing="false" fo:text-align="end" style:justify-single-word="false" style:writing-mode="rl-tb"/>
      <style:text-properties officeooo:rsid="036912cd" officeooo:paragraph-rsid="03d54e60"/>
    </style:style>
    <style:style style:name="P46" style:family="paragraph" style:parent-style-name="Heading_20_2">
      <style:paragraph-properties fo:margin-top="0in" fo:margin-bottom="0.0181in" loext:contextual-spacing="false" fo:text-align="end" style:justify-single-word="false" style:writing-mode="rl-tb"/>
      <style:text-properties officeooo:rsid="03580801" officeooo:paragraph-rsid="03580801"/>
    </style:style>
    <style:style style:name="P47" style:family="paragraph" style:parent-style-name="Heading_20_2">
      <style:paragraph-properties fo:margin-top="0in" fo:margin-bottom="0.0181in" loext:contextual-spacing="false" fo:text-align="end" style:justify-single-word="false" style:writing-mode="rl-tb"/>
      <style:text-properties officeooo:rsid="036a711f" officeooo:paragraph-rsid="036a711f"/>
    </style:style>
    <style:style style:name="P48"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1f9cd" style:font-weight-asian="normal" style:font-weight-complex="normal"/>
    </style:style>
    <style:style style:name="P49"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54e60" style:font-weight-asian="normal" style:font-weight-complex="normal"/>
    </style:style>
    <style:style style:name="P50" style:family="paragraph" style:parent-style-name="Heading_20_2">
      <style:paragraph-properties fo:margin-top="0in" fo:margin-bottom="0.0181in" loext:contextual-spacing="false" fo:text-align="end" style:justify-single-word="false" style:writing-mode="rl-tb"/>
      <style:text-properties fo:font-weight="normal" officeooo:rsid="036a07b9" officeooo:paragraph-rsid="03b05f76" style:font-weight-asian="normal" style:font-weight-complex="normal"/>
    </style:style>
    <style:style style:name="P51" style:family="paragraph" style:parent-style-name="Heading_20_2">
      <style:paragraph-properties fo:margin-top="0in" fo:margin-bottom="0.0181in" loext:contextual-spacing="false" fo:text-align="end" style:justify-single-word="false" style:writing-mode="rl-tb"/>
      <style:text-properties officeooo:rsid="03b05f76" officeooo:paragraph-rsid="03d1f9cd"/>
    </style:style>
    <style:style style:name="P52"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53" style:family="paragraph" style:parent-style-name="Heading_20_2">
      <style:text-properties officeooo:rsid="034f44d9"/>
    </style:style>
    <style:style style:name="P54" style:family="paragraph" style:parent-style-name="Heading_20_2">
      <style:text-properties officeooo:rsid="03cbfde5" officeooo:paragraph-rsid="03cbfde5"/>
    </style:style>
    <style:style style:name="P55" style:family="paragraph" style:parent-style-name="Heading_20_2">
      <style:text-properties officeooo:rsid="02d00e5f" officeooo:paragraph-rsid="03dd367e"/>
    </style:style>
    <style:style style:name="P56" style:family="paragraph" style:parent-style-name="Heading_20_2">
      <style:text-properties fo:font-weight="normal" officeooo:rsid="03849f99" officeooo:paragraph-rsid="03dd367e" style:font-weight-asian="normal" style:font-weight-complex="normal"/>
    </style:style>
    <style:style style:name="P57" style:family="paragraph" style:parent-style-name="Heading_20_2">
      <style:text-properties officeooo:paragraph-rsid="03dd367e"/>
    </style:style>
    <style:style style:name="P58" style:family="paragraph" style:parent-style-name="Standard">
      <style:paragraph-properties style:line-height-at-least="0.198in" fo:text-align="start" style:justify-single-word="false" style:writing-mode="lr-tb"/>
      <style:text-properties style:use-window-font-color="true" officeooo:paragraph-rsid="03d1f9cd" fo:background-color="transparent"/>
    </style:style>
    <style:style style:name="P59" style:family="paragraph" style:parent-style-name="Standard">
      <style:paragraph-properties style:line-height-at-least="0.198in" fo:text-align="start" style:justify-single-word="false" style:writing-mode="lr-tb"/>
      <style:text-properties style:use-window-font-color="true" style:font-name="Droid Sans Mono" fo:font-size="10.5pt" fo:font-weight="normal" officeooo:paragraph-rsid="03d1f9cd" fo:background-color="transparent"/>
    </style:style>
    <style:style style:name="P60" style:family="paragraph" style:parent-style-name="Standard">
      <style:text-properties officeooo:rsid="0347868d" officeooo:paragraph-rsid="03dd367e"/>
    </style:style>
    <style:style style:name="P61" style:family="paragraph" style:parent-style-name="Text_20_body" style:list-style-name="L1">
      <style:text-properties officeooo:rsid="0347868d" officeooo:paragraph-rsid="0347868d"/>
    </style:style>
    <style:style style:name="P62" style:family="paragraph" style:parent-style-name="Text_20_body" style:list-style-name="L11">
      <style:text-properties officeooo:rsid="0347868d" officeooo:paragraph-rsid="03dd367e"/>
    </style:style>
    <style:style style:name="P63" style:family="paragraph" style:parent-style-name="Text_20_body" style:list-style-name="L2">
      <style:text-properties fo:font-weight="normal" officeooo:rsid="034a5413" officeooo:paragraph-rsid="034a5413" style:font-weight-asian="normal" style:font-weight-complex="normal"/>
    </style:style>
    <style:style style:name="P64" style:family="paragraph" style:parent-style-name="Text_20_body" style:list-style-name="L8">
      <style:text-properties fo:font-weight="normal" officeooo:rsid="0381852f" officeooo:paragraph-rsid="0381852f" style:font-weight-asian="normal" style:font-weight-complex="normal"/>
    </style:style>
    <style:style style:name="P65" style:family="paragraph" style:parent-style-name="Text_20_body" style:list-style-name="L8">
      <style:text-properties fo:font-weight="normal" officeooo:rsid="0381852f" officeooo:paragraph-rsid="03a67ea7" style:font-weight-asian="normal" style:font-weight-complex="normal"/>
    </style:style>
    <style:style style:name="P66" style:family="paragraph" style:parent-style-name="Text_20_body" style:list-style-name="L9">
      <style:text-properties fo:font-weight="normal" officeooo:rsid="0381852f" officeooo:paragraph-rsid="0381852f" style:font-weight-asian="normal" style:font-weight-complex="normal"/>
    </style:style>
    <style:style style:name="P67" style:family="paragraph" style:parent-style-name="Text_20_body" style:list-style-name="L10">
      <style:text-properties fo:font-weight="normal" officeooo:rsid="0381852f" officeooo:paragraph-rsid="03a67ea7" style:font-weight-asian="normal" style:font-weight-complex="normal"/>
    </style:style>
    <style:style style:name="P68" style:family="paragraph" style:parent-style-name="Text_20_body" style:list-style-name="L2">
      <style:text-properties officeooo:rsid="034a5413" officeooo:paragraph-rsid="034a5413"/>
    </style:style>
    <style:style style:name="P69" style:family="paragraph" style:parent-style-name="Text_20_body" style:list-style-name="L3">
      <style:text-properties officeooo:rsid="03ceaf92" officeooo:paragraph-rsid="03ceaf92"/>
    </style:style>
    <style:style style:name="P70" style:family="paragraph" style:parent-style-name="Text_20_body" style:list-style-name="L3">
      <style:text-properties officeooo:rsid="03ceaf92" officeooo:paragraph-rsid="03cf6b6e"/>
    </style:style>
    <style:style style:name="P71" style:family="paragraph" style:parent-style-name="Text_20_body" style:list-style-name="L4">
      <style:text-properties officeooo:rsid="034f44d9" officeooo:paragraph-rsid="034f44d9"/>
    </style:style>
    <style:style style:name="P72" style:family="paragraph" style:parent-style-name="Text_20_body" style:list-style-name="L6">
      <style:text-properties officeooo:rsid="03638b56" officeooo:paragraph-rsid="03638b56"/>
    </style:style>
    <style:style style:name="P73" style:family="paragraph" style:parent-style-name="Text_20_body" style:list-style-name="L7">
      <style:text-properties officeooo:rsid="037d69b1" officeooo:paragraph-rsid="037d69b1"/>
    </style:style>
    <style:style style:name="P74" style:family="paragraph" style:parent-style-name="Text_20_body" style:list-style-name="L7">
      <style:text-properties officeooo:rsid="037d69b1" officeooo:paragraph-rsid="039699a6"/>
    </style:style>
    <style:style style:name="P75" style:family="paragraph" style:parent-style-name="Text_20_body" style:list-style-name="L12">
      <style:text-properties officeooo:rsid="038ea7d9" officeooo:paragraph-rsid="03dd367e"/>
    </style:style>
    <style:style style:name="P76" style:family="paragraph" style:parent-style-name="Text_20_body" style:list-style-name="L12">
      <style:text-properties officeooo:rsid="0397b3cb" officeooo:paragraph-rsid="03dd367e"/>
    </style:style>
    <style:style style:name="P77" style:family="paragraph" style:parent-style-name="Text_20_body" style:list-style-name="L13">
      <style:text-properties officeooo:rsid="03b5f5c9" officeooo:paragraph-rsid="03dd367e"/>
    </style:style>
    <style:style style:name="P78" style:family="paragraph" style:parent-style-name="Text_20_body" style:list-style-name="L14"/>
    <style:style style:name="P79" style:family="paragraph" style:parent-style-name="Text_20_body" style:list-style-name="L5">
      <style:paragraph-properties fo:margin-top="0in" fo:margin-bottom="0.0181in" loext:contextual-spacing="false" fo:text-align="end" style:justify-single-word="false" style:writing-mode="rl-tb"/>
      <style:text-properties fo:font-weight="normal" officeooo:rsid="0352a893" officeooo:paragraph-rsid="0352a893" style:font-weight-asian="normal" style:font-weight-complex="normal"/>
    </style:style>
    <style:style style:name="P80" style:family="paragraph" style:parent-style-name="Heading_20_1">
      <style:text-properties officeooo:rsid="0340ebd9" officeooo:paragraph-rsid="0340ebd9"/>
    </style:style>
    <style:style style:name="P81" style:family="paragraph" style:parent-style-name="Heading_20_1">
      <style:text-properties officeooo:rsid="03a57f2c" officeooo:paragraph-rsid="03dd367e"/>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7833cb" style:font-weight-asian="bold" style:font-weight-complex="bold"/>
    </style:style>
    <style:style style:name="T6" style:family="text">
      <style:text-properties fo:font-weight="bold" officeooo:rsid="038efc50" style:font-weight-asian="bold" style:font-weight-complex="bold"/>
    </style:style>
    <style:style style:name="T7" style:family="text">
      <style:text-properties fo:font-weight="bold" officeooo:rsid="0365891b" style:font-weight-asian="bold" style:font-weight-complex="bold"/>
    </style:style>
    <style:style style:name="T8" style:family="text">
      <style:text-properties fo:font-weight="bold" officeooo:rsid="03b900a7" style:font-weight-asian="bold" style:font-weight-complex="bold"/>
    </style:style>
    <style:style style:name="T9" style:family="text">
      <style:text-properties fo:font-weight="bold" officeooo:rsid="03cf6b6e" style:font-weight-asian="bold" style:font-weight-complex="bold"/>
    </style:style>
    <style:style style:name="T10" style:family="text">
      <style:text-properties fo:font-weight="bold" officeooo:rsid="038e1d84" style:font-weight-asian="bold" style:font-weight-complex="bold"/>
    </style:style>
    <style:style style:name="T11" style:family="text">
      <style:text-properties fo:font-weight="bold" officeooo:rsid="03ab6588" style:font-weight-asian="bold" style:font-weight-complex="bold"/>
    </style:style>
    <style:style style:name="T12" style:family="text">
      <style:text-properties fo:font-weight="bold" officeooo:rsid="03a7692f"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34a5413" style:font-weight-asian="normal" style:font-weight-complex="normal"/>
    </style:style>
    <style:style style:name="T15" style:family="text">
      <style:text-properties fo:font-weight="normal" officeooo:rsid="034d54bd" style:font-weight-asian="normal" style:font-weight-complex="normal"/>
    </style:style>
    <style:style style:name="T16" style:family="text">
      <style:text-properties fo:font-weight="normal" officeooo:rsid="034e3dc4" style:font-weight-asian="normal" style:font-weight-complex="normal"/>
    </style:style>
    <style:style style:name="T17" style:family="text">
      <style:text-properties fo:font-weight="normal" officeooo:rsid="0352a893" style:font-weight-asian="normal" style:font-weight-complex="normal"/>
    </style:style>
    <style:style style:name="T18" style:family="text">
      <style:text-properties fo:font-weight="normal" officeooo:rsid="034f44d9" style:font-weight-asian="normal" style:font-weight-complex="normal"/>
    </style:style>
    <style:style style:name="T19" style:family="text">
      <style:text-properties fo:font-weight="normal" officeooo:rsid="0369a3f9" style:font-weight-asian="normal" style:font-weight-complex="normal"/>
    </style:style>
    <style:style style:name="T20" style:family="text">
      <style:text-properties fo:font-weight="normal" officeooo:rsid="036a07b9" style:font-weight-asian="normal" style:font-weight-complex="normal"/>
    </style:style>
    <style:style style:name="T21" style:family="text">
      <style:text-properties fo:font-weight="normal" officeooo:rsid="036a711f" style:font-weight-asian="normal" style:font-weight-complex="normal"/>
    </style:style>
    <style:style style:name="T22" style:family="text">
      <style:text-properties fo:font-weight="normal" officeooo:rsid="036dae6b" style:font-weight-asian="normal" style:font-weight-complex="normal"/>
    </style:style>
    <style:style style:name="T23" style:family="text">
      <style:text-properties fo:font-weight="normal" officeooo:rsid="038efc50" style:font-weight-asian="normal" style:font-weight-complex="normal"/>
    </style:style>
    <style:style style:name="T24" style:family="text">
      <style:text-properties fo:font-weight="normal" officeooo:rsid="0365891b" style:font-weight-asian="normal" style:font-weight-complex="normal"/>
    </style:style>
    <style:style style:name="T25" style:family="text">
      <style:text-properties fo:font-weight="normal" officeooo:rsid="03ca2427" style:font-weight-asian="normal" style:font-weight-complex="normal"/>
    </style:style>
    <style:style style:name="T26" style:family="text">
      <style:text-properties fo:font-weight="normal" officeooo:rsid="03d800c6" style:font-weight-asian="normal" style:font-weight-complex="normal"/>
    </style:style>
    <style:style style:name="T27" style:family="text">
      <style:text-properties officeooo:rsid="033bd0c4"/>
    </style:style>
    <style:style style:name="T28" style:family="text">
      <style:text-properties officeooo:rsid="0347868d"/>
    </style:style>
    <style:style style:name="T29" style:family="text">
      <style:text-properties officeooo:rsid="035bf943"/>
    </style:style>
    <style:style style:name="T30" style:family="text">
      <style:text-properties style:font-name="Droid Sans Mono" fo:font-size="10.5pt" fo:font-weight="normal"/>
    </style:style>
    <style:style style:name="T31" style:family="text">
      <style:text-properties style:font-name="Droid Sans Mono" fo:font-size="10.5pt" fo:font-weight="normal" officeooo:rsid="03d54e60"/>
    </style:style>
    <style:style style:name="T32" style:family="text">
      <style:text-properties officeooo:rsid="03647e8b"/>
    </style:style>
    <style:style style:name="T33" style:family="text">
      <style:text-properties officeooo:rsid="0364b9dc"/>
    </style:style>
    <style:style style:name="T34" style:family="text">
      <style:text-properties officeooo:rsid="036fa10c"/>
    </style:style>
    <style:style style:name="T35" style:family="text">
      <style:text-properties officeooo:rsid="03907a77"/>
    </style:style>
    <style:style style:name="T36" style:family="text">
      <style:text-properties officeooo:rsid="03918542"/>
    </style:style>
    <style:style style:name="T37" style:family="text">
      <style:text-properties officeooo:rsid="0391f48f"/>
    </style:style>
    <style:style style:name="T38" style:family="text">
      <style:text-properties officeooo:rsid="0394dbbe"/>
    </style:style>
    <style:style style:name="T39" style:family="text">
      <style:text-properties officeooo:rsid="039699a6"/>
    </style:style>
    <style:style style:name="T40" style:family="text">
      <style:text-properties officeooo:rsid="03a67ea7"/>
    </style:style>
    <style:style style:name="T41" style:family="text">
      <style:text-properties officeooo:rsid="03a6943b"/>
    </style:style>
    <style:style style:name="T42" style:family="text">
      <style:text-properties officeooo:rsid="03a6e8b9"/>
    </style:style>
    <style:style style:name="T43" style:family="text">
      <style:text-properties officeooo:rsid="03a86b45"/>
    </style:style>
    <style:style style:name="T44" style:family="text">
      <style:text-properties officeooo:rsid="03aa7cc9"/>
    </style:style>
    <style:style style:name="T45" style:family="text">
      <style:text-properties officeooo:rsid="03ab3204"/>
    </style:style>
    <style:style style:name="T46" style:family="text">
      <style:text-properties officeooo:rsid="03b4fc82"/>
    </style:style>
    <style:style style:name="T47" style:family="text">
      <style:text-properties officeooo:rsid="03b6f775"/>
    </style:style>
    <style:style style:name="T48" style:family="text">
      <style:text-properties officeooo:rsid="03b78d18"/>
    </style:style>
    <style:style style:name="T49" style:family="text">
      <style:text-properties officeooo:rsid="03b900a7"/>
    </style:style>
    <style:style style:name="T50" style:family="text">
      <style:text-properties officeooo:rsid="0365891b"/>
    </style:style>
    <style:style style:name="T51" style:family="text">
      <style:text-properties officeooo:rsid="03c52af2"/>
    </style:style>
    <style:style style:name="T52" style:family="text">
      <style:text-properties officeooo:rsid="03ca2427"/>
    </style:style>
    <style:style style:name="T53" style:family="text">
      <style:text-properties officeooo:rsid="03ceaf92"/>
    </style:style>
    <style:style style:name="T54" style:family="text">
      <style:text-properties officeooo:rsid="03cf6b6e"/>
    </style:style>
    <style:style style:name="T55" style:family="text">
      <style:text-properties officeooo:rsid="03d00084"/>
    </style:style>
    <style:style style:name="T56" style:family="text">
      <style:text-properties officeooo:rsid="03d800c6"/>
    </style:style>
    <style:style style:name="T57" style:family="text">
      <style:text-properties officeooo:rsid="03851cd3"/>
    </style:style>
    <style:style style:name="T58" style:family="text">
      <style:text-properties officeooo:rsid="03861ee1"/>
    </style:style>
    <style:style style:name="T59" style:family="text">
      <style:text-properties officeooo:rsid="038e1d84"/>
    </style:style>
    <style:style style:name="T60" style:family="text">
      <style:text-properties officeooo:rsid="03a29a33"/>
    </style:style>
    <style:style style:name="T61" style:family="text">
      <style:text-properties officeooo:rsid="039ca59c"/>
    </style:style>
    <style:style style:name="T62" style:family="text">
      <style:text-properties officeooo:rsid="0397b3cb"/>
    </style:style>
    <style:style style:name="T63" style:family="text">
      <style:text-properties officeooo:rsid="03ad0412"/>
    </style:style>
    <style:style style:name="T64" style:family="text">
      <style:text-properties officeooo:rsid="03b12d5b"/>
    </style:style>
    <style:style style:name="T65" style:family="text">
      <style:text-properties officeooo:rsid="03a7692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מחלקות, בניה <text:span text:style-name="T45">ופירוק</text:span></text:h>
      <text:p text:style-name="P5">המחלקות בשפת ++C הן שילוב והרחבה של המבנים הקיימים ב-C וב-Java.</text:p>
      <text:p text:style-name="P5"><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שיטות - אם רוצים לעשות איתו משהו צריך לכתוב שיטות חיצוניות.</text:p>
      <text:p text:style-name="P5"><text:span text:style-name="T1">בשפת </text:span><text:span text:style-name="T3">Java</text:span> יש מחלקות (class) שאפשר לשים בהן גם משתנים וגם שיט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8">בג'אבה, כל משולש כולל שלושה </text:span><text:span text:style-name="T2">מצביעים </text:span><text:span text:style-name="T28">(pointers), כל אחד מהם מצביע לנקודה שבה יש שני מספרים. כלומר המספרים לא נמצאים ברצף בזיכרון. למה זה משנה?</text:span></text:p>
      <text:list xml:id="list8094652730205616244" text:style-name="L1">
        <text:list-item>
          <text:p text:style-name="P61">בלי מצביעים, התוכנה תופסת פחות זיכרון ודורשת פחות זמן כשניגשים למשתנים.</text:p>
        </text:list-item>
        <text:list-item>
          <text:p text:style-name="P61">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6"><text:span text:style-name="T1">שפת ++C</text:span><text:span text:style-name="T4"> </text:span><text:span text:style-name="T14">משלבת את היתרונות של שתי השפות:</text:span></text:p>
      <text:list xml:id="list1965684812109861197" text:style-name="L2">
        <text:list-item>
          <text:p text:style-name="P63">יש בה struct כמו ב-C, אבל אפשר לשים בו גם שיטות.</text:p>
        </text:list-item>
        <text:list-item>
          <text:p text:style-name="P68"><text:span text:style-name="T13">יש בה class כמו ב-Java, אבל המשתנים נשמרים ברצף בזיכרון ולא ע"י פוינטרים</text:span><text:span text:style-name="T16"> (נראה בהמשך).</text:span></text:p>
        </text:list-item>
      </text:list>
      <text:p text:style-name="P7"><text:span text:style-name="T13">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15"> (ראו דוגמה בתיקיה 1)</text:span><text:span text:style-name="T13">:</text:span></text:p>
      <text:p text:style-name="P35">struct X {</text:p>
      <text:p text:style-name="P35"><text:s text:c="4"/>private:</text:p>
      <text:p text:style-name="P35"><text:s text:c="10"/>...</text:p>
      <text:p text:style-name="P35">}</text:p>
      <text:p text:style-name="P37">===</text:p>
      <text:p text:style-name="P35">class X {</text:p>
      <text:p text:style-name="P35"><text:s text:c="10"/>...</text:p>
      <text:p text:style-name="P35">}</text:p>
      <text:p text:style-name="P52">וכן ההגדרות הבאות שקולות לחלוטין:</text:p>
      <text:p text:style-name="P36">struct X {</text:p>
      <text:p text:style-name="P36"><text:s text:c="10"/>...</text:p>
      <text:p text:style-name="P36">}</text:p>
      <text:p text:style-name="P38">===</text:p>
      <text:p text:style-name="P36">class X {</text:p>
      <text:p text:style-name="P36"><text:tab/>public:</text:p>
      <text:p text:style-name="P36"><text:s text:c="10"/>...</text:p>
      <text:p text:style-name="P36">}</text:p>
      <text:p text:style-name="P54"><text:span text:style-name="T55">דרכים ל</text:span>מימוש שיטות</text:p>
      <text:p text:style-name="P23">יש שתי <text:span text:style-name="T53">דרכים לממש שיטות של מחלקות ב-++C.</text:span></text:p>
      <text:list xml:id="list7239427293608823758" text:style-name="L3">
        <text:list-item>
          <text:p text:style-name="P69">דרך אחת היא לממש אותן ישירות בתוך המחלקה (בדומה לJava). זה נקרא מימוש inline ודומה לפונקציות inline שראינו בשיעור הקודם, רק שכאן לא צריך לכתוב את המילה inline.</text:p>
        </text:list-item>
        <text:list-item>
          <text:p text:style-name="P70">דרך <text:span text:style-name="T54">שניה </text:span>היא <text:span text:style-name="T54">לשים </text:span>בתוך <text:span text:style-name="T54">המחלקה רק </text:span><text:span text:style-name="T9">הצהרה </text:span><text:span text:style-name="T54">של השיטה, בלי גוף. את המימוש עצמו שמים מחוץ למחלקה (באותו קובץ או בקובץ אחר). ראו דוגמה בתיקיה 2.</text:span></text:p>
        </text:list-item>
      </text:list>
      <text:p text:style-name="P24"/>
      <text:p text:style-name="P51"><text:span text:style-name="T13">המצביע </text:span><text:span text:style-name="T21">t</text:span><text:span text:style-name="T13">his</text:span></text:p>
      <text:p text:style-name="P44">במימוש של שיטה, המילה השמורה this מכילה מצביע לעצם הנוכחי. ניתן להשתמש בה כמו שמשתמשים במצביעים, למשל:</text:p>
      <text:p text:style-name="P39">Point::Point(int x, int y) {</text:p>
      <text:p text:style-name="P58"><text:span text:style-name="T31"><text:tab/></text:span><text:span text:style-name="T30">this-&gt;x = x;</text:span></text:p>
      <text:p text:style-name="P58"><text:span text:style-name="T31"><text:tab/></text:span><text:span text:style-name="T30">this-&gt;y = y;</text:span></text:p>
      <text:p text:style-name="P59">}</text:p>
      <text:p text:style-name="P42">(זה דומה לג'אבה פרט לכך שמשתמשים בחץ במקום בנקודה).</text:p>
      <text:p text:style-name="P48"/>
      <text:p text:style-name="P49"/>
      <text:p text:style-name="P49">שדות סטטיים</text:p>
      <text:p text:style-name="P45"><text:span text:style-name="T13">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9"> <text:s text:c="3"/></text:span><text:span text:style-name="T20">אם מגדירים שדה סטטי שהוא גם קבוע (const), ניתן לאתחל אותו בהגדרת המחלקה; אחרת, יש לאתחל אותו מבחוץ (ראו דוגמה בתיקיה </text:span><text:span text:style-name="T26">3</text:span><text:span text:style-name="T20">).</text:span></text:p>
      <text:p text:style-name="P43"/>
      <text:p text:style-name="P53">קבצי כותרת למחלקות</text:p>
      <text:p text:style-name="P8">מקובל (אם כי לא חובה) להגדיר כל מחלקה בשני קבצים (ראו דוגמה בתיקיה <text:span text:style-name="T56">4</text:span>):</text:p>
      <text:list xml:id="list4747524169303989217" text:style-name="L4">
        <text:list-item>
          <text:p text:style-name="P71">קובץ הכותרת - בדרך-כלל עם סיומת hpp או h - כולל את הגדרת המחלקה, השדות והשיטות שלה - אבל בלי מימוש השיטות.</text:p>
        </text:list-item>
        <text:list-item>
          <text:p text:style-name="P71">קובץ התוכן - בדרך-כלל עם סיומת cpp - כולל את המימוש של השיטות.</text:p>
        </text:list-item>
      </text:list>
      <text:p text:style-name="P40"><text:span text:style-name="T13">עקרונית, ניתן לממש את כל השיטות בקובץ הכותרת (כמו בג'אבה), אבל זה לא כדאי. מדוע?</text:span><text:span text:style-name="T17"> כמה סיבות:</text:span></text:p>
      <text:list xml:id="list852651008783153637" text:style-name="L5">
        <text:list-item>
          <text:p text:style-name="P79">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79">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text:span text:style-name="T56">4</text:span>.</text:p>
        </text:list-item>
      </text:list>
      <text:p text:style-name="P41">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p>
      <text:p text:style-name="P41"/>
      <text:p text:style-name="P41"/>
      <text:p text:style-name="P46"><text:span text:style-name="T18">ב</text:span><text:span text:style-name="T13">נאים</text:span><text:span text:style-name="T21"> - constructors</text:span></text:p>
      <text:p text:style-name="P19"><text:span text:style-name="T1">בנאי </text:span>הוא שיטה ששמה כשם המחלקה, ואין לה ערך-חזרה<text:span text:style-name="T29">. כמו כל שיטה אחרת, ניתן לממש אותה בקובץ הכותרת או בקובץ המימוש. </text:span>ראו דוגמ<text:span text:style-name="T29">אות</text:span> בתיקיה <text:span text:style-name="T56">4</text:span>. </text:p>
      <text:p text:style-name="P20">כמו כל פונקציה, גם בנאים אפשר להעמיס. כלומר, אפשר להגדיר כמה בנאים עם פרמטרים שונים, והקומפיילר יקרא לבנאי הנכון לפי השימוש.</text:p>
      <text:p text:style-name="P9">איך קוראים לבנאי? תלוי:</text:p>
      <text:list xml:id="list6876740853780925268" text:style-name="L6">
        <text:list-item>
          <text:p text:style-name="P72">אם זה בנאי עם פרמטרים, פשוט שמים את הפרמטרים אחרי שם העצם, למשל <text:span text:style-name="T32">;</text:span>Point p(10,20) <text:span text:style-name="T33"><text:s/></text:span>קורא לבנאי של Point המקבל שני מספרים שלמים.</text:p>
        </text:list-item>
        <text:list-item>
          <text:p text:style-name="P72">אם זה בנאי בלי פרמטרים, לא שמים שום דבר אחרי שם העצם, למשל Point<text:span text:style-name="T32"> p;</text:span> (לא לשים סוגריים ריקים - זה יגרום לשגיאת קימפול כי הקומפיילר עלול לחשוב שאתם מנסים להגדיר פונקציה...)</text:p>
        </text:list-item>
      </text:list>
      <text:p text:style-name="P18">שימו לב - <text:span text:style-name="T46">בניגוד לג'אבה - </text:span>לא <text:span text:style-name="T46">צריך </text:span>להשתמש ב-new! המשתנה נוצר "על המחסנית" ולא "על הערימה"<text:span text:style-name="T47"> (אם נשתמש ב-new, המשתנה ייווצר על הערימה).</text:span></text:p>
      <text:p text:style-name="Heading_20_2">בנאי<text:span text:style-name="T51"> ללא פרמטרים</text:span></text:p>
      <text:p text:style-name="P21"><text:span text:style-name="T48">יש כמה סוגי בנאים שיש להם תפקיד מיוחד ב-++C. אחד מהם הוא </text:span><text:span text:style-name="T8">בנאי ללא פרמטרים </text:span><text:span text:style-name="T49">(parameterless constructor). <text:s text:c="3"/>אם (ורק אם) לא מגדירים בנאי למחלקה - הקומפיילר אוטומטית יוצר עבורה בנאי כזה; הוא נקרא default parameterless constructor. <text:s text:c="4"/>בהתאם לגישה של ++C "לא השתמשת - לא שילמת", בנאי ברירת-מחדל של מחלקה פשוטה לא עושה כלום - הוא </text:span><text:span text:style-name="T7">לא מאתחל את הזיכרון </text:span><text:span text:style-name="T24">(בניגוד לג'אבה)</text:span><text:span text:style-name="T50">. לכן, הערכים לא מוגדרים - ייתכן שיהיו שם ערכים מוזרים שבמקרה היו בזיכרון באותו זמן. <text:s text:c="3"/></text:span></text:p>
      <text:p text:style-name="P22">בנאים נוספים נראה בהמשך. </text:p>
      <text:p text:style-name="P50"/>
      <text:p text:style-name="P47"><text:span text:style-name="T23">מפרקים</text:span><text:span text:style-name="T22"> </text:span><text:span text:style-name="T13">- destructors</text:span></text:p>
      <text:p text:style-name="P10">אנחנו מגיעים עכשיו לאחד ההבדלים העיקריים בין ++C לג'אבה. כזכור, ב-++C ניהול הזיכרון הוא באחריות המתכנת. בפרט, אם אנחנו יוצרים משתנים חדשים על הערימה, אנחנו חייבים לוודא שהם משוחררים כשאנחנו כבר לא צריכים אותם יותר.<text:span text:style-name="T34"> <text:s/>לשם כך, בכל מחלקה שמקצה זיכרון (או מבצעת פעולות אחרות הדורשות משאבי מערכת), חייבים לשים </text:span><text:span text:style-name="T6">מפרק</text:span><text:span text:style-name="T5"> - destructor.</text:span></text:p>
      <text:p text:style-name="P15"><text:span text:style-name="T35">מפרק</text:span> הוא שיטה בלי ערך מוחזר, ששמה מתחיל בגל (טילדה) ואחריו שם המחלקה; ראו דוגמה בתיקיה <text:span text:style-name="T52">5</text:span> (למה גל? כי זה האופרטור המציין "not" של סיביות. למשל: <text:s/><text:span text:style-name="T44">0~=1-</text:span>).</text:p>
      <text:p text:style-name="P11"><text:span text:style-name="T1">חידה</text:span>: האם אפשר להגדיר <text:span text:style-name="T36">מפרק</text:span> עם פרמטרים? האם אפשר לבצע העמסה (overload) <text:span text:style-name="T36">למפרק</text:span>? מדוע?</text:p>
      <text:p text:style-name="P16">המתכנת אף-פעם לא צריך לקרוא <text:span text:style-name="T37">למפרק</text:span> באופן ידני; זוהי האחריות של הקומפיילר להכניס קריאה ל<text:span text:style-name="T37">מפרק</text:span> ברגע שהעצם <text:span text:style-name="T38">מפסיק להתקיים</text:span>. מתי זה קורה?</text:p>
      <text:list xml:id="list4552352659596350837" text:style-name="L7">
        <text:list-item>
          <text:p text:style-name="P73">אם העצם נוצר על המחסנית - <text:span text:style-name="T39">העצם מפסיק להתקיים</text:span> כשהוא יוצא מה-scope (יוצאים מהבלוק המוקף בסוגריים מסולסלים המכיל את העצם).</text:p>
        </text:list-item>
        <text:list-item>
          <text:p text:style-name="P74">אם העצם נוצר על הערימה בעזרת new - <text:span text:style-name="T39">העצם מפסיק להתקיים</text:span> כשמוחקים אותו בעזרת delete.</text:p>
        </text:list-item>
      </text:list>
      <text:p text:style-name="P17">מה קורה כששוכחים לשים <text:span text:style-name="T37">מפרק</text:span>? <text:span text:style-name="T13">המשאבים לא ישתחררו, וכתוצאה מכך תהיה דליפת זיכרון; ראו הדגמה בתיקיה </text:span><text:span text:style-name="T25">5</text:span><text:span text:style-name="T13">. </text:span></text:p>
      <text:p text:style-name="Heading_20_2"/>
      <text:p text:style-name="Heading_20_2">האופרטורים new, delete</text:p>
      <text:p text:style-name="P13">האופרטור new מבצע, כברירת מחדל, את הדברים הבאים:</text:p>
      <text:list xml:id="list3104577772083982389" text:style-name="L8">
        <text:list-item>
          <text:p text:style-name="P64">הקצאת זיכרון עבור עצם חדש מהמחלקה;</text:p>
        </text:list-item>
        <text:list-item>
          <text:p text:style-name="P64">קריאה לבנאי המתאים של המחלקה (בהתאם לפרמטרים שהועברו).</text:p>
        </text:list-item>
      </text:list>
      <text:p text:style-name="P13">האופרטור delete מבצע, כברירת מחדל, את הדברים הבאים:</text:p>
      <text:list xml:id="list8839362077195613410" text:style-name="L9">
        <text:list-item>
          <text:p text:style-name="P66">קריאה <text:span text:style-name="T36">למפרק</text:span> של המחלקה (יש רק אחד - אין פרמטרים);</text:p>
        </text:list-item>
        <text:list-item>
          <text:p text:style-name="P66">שיחרור הזיכרון שהוקצה עבור העצם.</text:p>
        </text:list-item>
      </text:list>
      <text:p text:style-name="P14">האופרטור <text:span text:style-name="T40">[]</text:span>new מבצע, כברירת מחדל, את הדברים הבאים:</text:p>
      <text:list xml:id="list190644253350565" text:continue-list="list3104577772083982389" text:style-name="L8">
        <text:list-item>
          <text:p text:style-name="P65">הקצאת זיכרון עבור <text:span text:style-name="T40">מערך של עצמים מהמחלקה;</text:span></text:p>
        </text:list-item>
        <text:list-item>
          <text:p text:style-name="P65">קריאה לבנאי <text:span text:style-name="T40">ברירת-המחדל של כל אחד מהעצמים במערך.</text:span></text:p>
        </text:list-item>
      </text:list>
      <text:p text:style-name="P14">האופרטור <text:span text:style-name="T41">[]</text:span>delete מבצע, כברירת מחדל, את הדברים הבאים:</text:p>
      <text:list xml:id="list5631382423380344498" text:style-name="L10">
        <text:list-item>
          <text:p text:style-name="P67">קריאה <text:span text:style-name="T36">למפרק</text:span> של <text:span text:style-name="T42">כל אחד מהעצמים במערך.</text:span></text:p>
        </text:list-item>
        <text:list-item>
          <text:p text:style-name="P67">שיחרור הזיכרון שהוקצה עבור <text:span text:style-name="T43">המערך</text:span>.</text:p>
        </text:list-item>
      </text:list>
      <text:p text:style-name="P25">כשמאתחלים מערך ע"י new[], חייבים לשחרר אותו ע"י delete[]. כאן הקומפיילר לא יציל אתכם משגיאה - אם תשתמשו ב-delete במקום delete[], הקוד יתקמפל, אבל הקומפיילר יקרא רק למפרק אחד (של האיבר הראשון במערך). <text:s/>כתוצאה מכך תהיה לכם דליפת זיכרון, או אפילו שגיאת ריצה (ראו תיקיה 6).</text:p>
      <text:p text:style-name="P25"/>
      <text:h text:style-name="P81" text:outline-level="1">הרכבה ואיתחול של מחלקות</text:h>
      <text:p text:style-name="P56">הרכבה<text:span text:style-name="T57"> - composition</text:span></text:p>
      <text:p text:style-name="P26">לעצם ב-++C יכולים להיות שדות שהם עצמם עצמים. דוגמה קלאסית: מחלקה Line שיש לה שני שדות מסוג Point<text:span text:style-name="T58"> גם בג'אבה זה אפשרי, אבל יש הבדל - ב-++C העצמים מסוג "נקודה" פשוט מונחים אחד ליד השני בעצם מסוג "קו", בעוד שבג'אבה העצם מסוג "קו" מכיל רק מצביעים לעצמים מסוג "נקודה". <text:s text:c="2"/>לכן ב-++C כשיוצרים עצם מסוג "קו", עוד לפני שמאתחלים אותו, כבר יש בו "נקודות". בעוד שבג'אבה הנקודות עדיין לא קיימות - יש רק מצביע המאותחל ל-null. <text:s text:c="2"/>ראו הדגמה בתיקיה 7.</text:span></text:p>
      <text:p text:style-name="P60"><text:s/>למה זה משנה?</text:p>
      <text:list xml:id="list7151379200006910409" text:style-name="L11">
        <text:list-item>
          <text:p text:style-name="P62">בלי מצביעים, התוכנה תופסת פחות זיכרון ודורשת פחות זמן כשניגשים למשתנים.</text:p>
        </text:list-item>
        <text:list-item>
          <text:p text:style-name="P62">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27"/>
      <text:p text:style-name="P27"><text:span text:style-name="T1">מה קורה כשלעצמים המוכלים יש בנאים</text:span><text:span text:style-name="T10"> </text:span><text:span text:style-name="T11">ומפרקים</text:span><text:span text:style-name="T1"> משל עצמם?</text:span><text:span text:style-name="T59"> הקומפיילר קורא להם לפי סדר פשוט והגיוני - כמו למשל בבנייה ופירוק של מכונית:</text:span></text:p>
      <text:list xml:id="list6756718733761274663" text:style-name="L12">
        <text:list-item>
          <text:p text:style-name="P75"><text:span text:style-name="T60">בבנייה </text:span>הולכים <text:span text:style-name="T61">מהקטן אל הגדול</text:span> - קודם-כל יוצרים את כל הרכיבים (במקרה שלנו: שתי נקודות), ואז יוצרים את העצם <text:span text:style-name="T62">הגדול (במקרה שלנו: קו).</text:span></text:p>
        </text:list-item>
        <text:list-item>
          <text:p text:style-name="P76">בפירוק הולכים <text:span text:style-name="T61">מהגדול אל הקטן</text:span> - קודם-כל מפרקים את העצם הגדול (קו) ואז מפרקים את כל הרכיבים (שתי נקודות).</text:p>
        </text:list-item>
      </text:list>
      <text:p text:style-name="P57">רשימת איתחול<text:span text:style-name="T60"> - initialization list</text:span></text:p>
      <text:p text:style-name="P28">כשהקומפיילר בונה את הרכיבים, הוא משתמש <text:span text:style-name="T63">ב</text:span><text:span text:style-name="T1">בנאי-ברירת-המחדל</text:span> שלהם <text:span text:style-name="T63">(default constructor) - בנאי בלי פרמטרים - אם יש להם.</text:span></text:p>
      <text:p text:style-name="P29">בנאי-ברירת-מחדל של מחלקה <text:span text:style-name="T64">פשוטה (בלי רכיבים) - לא עושה כלום.</text:span></text:p>
      <text:p text:style-name="P30">בנאי-ברירת-מחדל של מחלקה מורכבת - קורא לבנאי-ברירת-המחדל של הרכיבים. </text:p>
      <text:p text:style-name="P31">אם לרכיבים אין בנאי-ברירת-מחדל - אז כברירת-מחדל, תהיה שגיאת קומפילציה.</text:p>
      <text:p text:style-name="P12"><text:span text:style-name="T1">שאלה</text:span>: באיזה מקרה למחלקה אין בנאי-ברירת-מחדל? (התשובה בשיעור הקודם).</text:p>
      <text:p text:style-name="P31">מה עושים אם רוצים לקרוא לבנאי אחר במקום בנאי ברירת-המחדל?</text:p>
      <text:p text:style-name="P32">--- משתמשים ב<text:span text:style-name="T1">רשימת איתחול</text:span>. <text:span text:style-name="T65">יש לשים את הרשימה </text:span><text:span text:style-name="T12">אחרי</text:span><text:span text:style-name="T65"> הכותרת של הבנאי אבל </text:span><text:span text:style-name="T12">לפני</text:span><text:span text:style-name="T65"> הסוגריים המסולסלים של קוד הבנאי. ראו דוגמה בתיקיה 7. </text:span></text:p>
      <text:p text:style-name="P33">שימוש ברשימת-איתחול הוא <text:span text:style-name="T1">מהיר יותר</text:span> ו<text:span text:style-name="T1">בטוח יותר</text:span> מאיתחול השדות בתוך הבנאי. מדוע? </text:p>
      <text:list xml:id="list7101624474688202282" text:style-name="L13">
        <text:list-item>
          <text:p text:style-name="P77">מהיר יותר - כי הוא חוסך את האתחול ע"י בנאי ברירת-המחדל.</text:p>
        </text:list-item>
        <text:list-item>
          <text:p text:style-name="P77">בטוח יותר - כי הוא מבטיח שבתוך הבנאי, כל הרכיבים כבר בנויים עם הפרמטרים הנכונים. </text:p>
        </text:list-item>
      </text:list>
      <text:p text:style-name="P34">רשימת איתחול לא מבטיחה שום דבר לגבי סדר האיתחול של הרכיבים! סדר האיתחול של הרכיבים הוא תמיד לפי הסדר שבו הם מוגדרים במחלקה.</text:p>
      <text:p text:style-name="P55"/>
      <text:p text:style-name="Heading_20_2">מקורות</text:p>
      <text:list xml:id="list3779610131720460331" text:style-name="L14">
        <text:list-item>
          <text:p text:style-name="P78">מצגות של<text:span text:style-name="T27"> </text:span>אופיר פלא ומירי בן-ניסן.</text:p>
        </text:list-item>
      </text:list>
      <text:p text:style-name="P4"/>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18T19:06:42.383549191</dc:date>
    <meta:editing-duration>P8DT10H6M32S</meta:editing-duration>
    <meta:editing-cycles>899</meta:editing-cycles>
    <meta:document-statistic meta:table-count="0" meta:image-count="0" meta:object-count="0" meta:page-count="1" meta:paragraph-count="106" meta:word-count="1558" meta:character-count="8730" meta:non-whitespace-character-count="7225"/>
  </office:meta>
</office:document-meta>
</file>